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sans-serif" svg:font-family="sans-serif"/>
    <style:font-face style:name="FreeSans2" svg:font-family="FreeSans" style:font-family-generic="swiss"/>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style>
    <style:style style:name="P2" style:family="paragraph" style:parent-style-name="Standard">
      <style:paragraph-properties fo:margin-left="0in" fo:margin-right="0in" fo:orphans="2" fo:widows="2" fo:text-indent="0in" style:auto-text-indent="false"/>
      <style:text-properties officeooo:paragraph-rsid="000e258a"/>
    </style:style>
    <style:style style:name="P3" style:family="paragraph" style:parent-style-name="Standard">
      <style:paragraph-properties fo:margin-left="0in" fo:margin-right="0in" fo:orphans="2" fo:widows="2" fo:text-indent="0in" style:auto-text-indent="false"/>
      <style:text-properties officeooo:rsid="000ad0e5" officeooo:paragraph-rsid="000ad0e5"/>
    </style:style>
    <style:style style:name="P4" style:family="paragraph" style:parent-style-name="Standard">
      <style:paragraph-properties fo:margin-left="0in" fo:margin-right="0in" fo:orphans="2" fo:widows="2" fo:text-indent="0in" style:auto-text-indent="false"/>
      <style:text-properties fo:font-variant="normal" fo:text-transform="none" fo:color="#222222" style:font-name="sans-serif" fo:font-size="10.5pt" fo:letter-spacing="normal" fo:font-style="normal" fo:font-weight="normal" officeooo:rsid="00151cb4" officeooo:paragraph-rsid="00151cb4"/>
    </style:style>
    <style:style style:name="P5" style:family="paragraph" style:parent-style-name="Standard">
      <style:paragraph-properties fo:margin-left="0in" fo:margin-right="0in" fo:orphans="2" fo:widows="2" fo:text-indent="0in" style:auto-text-indent="false"/>
      <style:text-properties fo:font-variant="normal" fo:text-transform="none" fo:color="#222222" style:font-name="sans-serif" fo:font-size="10.5pt" fo:letter-spacing="normal" fo:font-style="normal" fo:font-weight="normal" officeooo:rsid="00151cb4" officeooo:paragraph-rsid="000f4582"/>
    </style:style>
    <style:style style:name="P6" style:family="paragraph" style:parent-style-name="Standard">
      <style:paragraph-properties fo:margin-left="0in" fo:margin-right="0in" fo:orphans="2" fo:widows="2" fo:text-indent="0in" style:auto-text-indent="false"/>
      <style:text-properties fo:font-variant="normal" fo:text-transform="none" fo:color="#222222" style:font-name="sans-serif" fo:font-size="10.5pt" fo:letter-spacing="normal" fo:font-style="normal" fo:font-weight="normal" officeooo:rsid="001a42f0" officeooo:paragraph-rsid="001df551"/>
    </style:style>
    <style:style style:name="P7" style:family="paragraph" style:parent-style-name="Standard">
      <style:paragraph-properties fo:margin-left="0in" fo:margin-right="0in" fo:orphans="2" fo:widows="2" fo:text-indent="0in" style:auto-text-indent="false"/>
      <style:text-properties fo:font-variant="normal" fo:text-transform="none" fo:color="#222222" style:font-name="sans-serif" fo:font-size="10.5pt" fo:letter-spacing="normal" fo:font-style="normal" fo:font-weight="normal" officeooo:rsid="0049eb84" officeooo:paragraph-rsid="0049eb84"/>
    </style:style>
    <style:style style:name="P8" style:family="paragraph" style:parent-style-name="Standard">
      <style:paragraph-properties fo:margin-left="0in" fo:margin-right="0in" fo:orphans="2" fo:widows="2" fo:text-indent="0in" style:auto-text-indent="false"/>
      <style:text-properties officeooo:rsid="00124711" officeooo:paragraph-rsid="002bac16"/>
    </style:style>
    <style:style style:name="P9"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1668ea" officeooo:paragraph-rsid="0017dddb"/>
    </style:style>
    <style:style style:name="P10"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1668ea" officeooo:paragraph-rsid="003f3fca"/>
    </style:style>
    <style:style style:name="P11"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1668ea" officeooo:paragraph-rsid="001857a2"/>
    </style:style>
    <style:style style:name="P12"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1df551" officeooo:paragraph-rsid="001df551"/>
    </style:style>
    <style:style style:name="P13"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1fed53" officeooo:paragraph-rsid="001fed53"/>
    </style:style>
    <style:style style:name="P14"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1ffbd9" officeooo:paragraph-rsid="001ffbd9"/>
    </style:style>
    <style:style style:name="P15"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1857a2" officeooo:paragraph-rsid="003f3fca"/>
    </style:style>
    <style:style style:name="P16"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41a7b2" officeooo:paragraph-rsid="0041d25d"/>
    </style:style>
    <style:style style:name="P17"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41d25d" officeooo:paragraph-rsid="0041d25d"/>
    </style:style>
    <style:style style:name="P18"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41d25d" officeooo:paragraph-rsid="0044e531"/>
    </style:style>
    <style:style style:name="P19" style:family="paragraph" style:parent-style-name="Standard">
      <style:paragraph-properties fo:orphans="2" fo:widows="2"/>
      <style:text-properties officeooo:paragraph-rsid="000ad0e5"/>
    </style:style>
    <style:style style:name="P20" style:family="paragraph" style:parent-style-name="Standard">
      <style:paragraph-properties fo:orphans="2" fo:widows="2"/>
      <style:text-properties officeooo:rsid="0021cab2" officeooo:paragraph-rsid="0021cab2"/>
    </style:style>
    <style:style style:name="P21" style:family="paragraph" style:parent-style-name="Standard">
      <style:paragraph-properties fo:orphans="2" fo:widows="2"/>
      <style:text-properties officeooo:rsid="00235a71" officeooo:paragraph-rsid="003801f1"/>
    </style:style>
    <style:style style:name="P22" style:family="paragraph" style:parent-style-name="Standard">
      <style:paragraph-properties fo:orphans="2" fo:widows="2"/>
      <style:text-properties officeooo:rsid="002442c4" officeooo:paragraph-rsid="002442c4"/>
    </style:style>
    <style:style style:name="P23" style:family="paragraph" style:parent-style-name="Standard">
      <style:paragraph-properties fo:orphans="2" fo:widows="2"/>
      <style:text-properties officeooo:rsid="00277470" officeooo:paragraph-rsid="00277470"/>
    </style:style>
    <style:style style:name="P24" style:family="paragraph" style:parent-style-name="Standard" style:list-style-name="L1">
      <style:paragraph-properties fo:orphans="2" fo:widows="2"/>
      <style:text-properties officeooo:rsid="0021cab2" officeooo:paragraph-rsid="0021cab2"/>
    </style:style>
    <style:style style:name="P25" style:family="paragraph" style:parent-style-name="Standard" style:list-style-name="L2">
      <style:paragraph-properties fo:orphans="2" fo:widows="2"/>
      <style:text-properties officeooo:rsid="00235a71" officeooo:paragraph-rsid="00235a71"/>
    </style:style>
    <style:style style:name="P26" style:family="paragraph" style:parent-style-name="Standard">
      <style:paragraph-properties fo:orphans="2" fo:widows="2"/>
      <style:text-properties officeooo:rsid="002442c4" officeooo:paragraph-rsid="003801f1"/>
    </style:style>
    <style:style style:name="P27" style:family="paragraph" style:parent-style-name="Standard" style:list-style-name="L3">
      <style:paragraph-properties fo:orphans="2" fo:widows="2"/>
      <style:text-properties officeooo:rsid="00277470" officeooo:paragraph-rsid="00277470"/>
    </style:style>
    <style:style style:name="P28" style:family="paragraph" style:parent-style-name="Standard" style:list-style-name="L4">
      <style:paragraph-properties fo:orphans="2" fo:widows="2"/>
      <style:text-properties officeooo:rsid="000ad0e5" officeooo:paragraph-rsid="000e258a"/>
    </style:style>
    <style:style style:name="P29" style:family="paragraph" style:parent-style-name="Standard" style:list-style-name="L5">
      <style:paragraph-properties fo:orphans="2" fo:widows="2"/>
      <style:text-properties fo:font-variant="normal" fo:text-transform="none" fo:color="#222222" style:font-name="sans-serif" fo:font-size="10.5pt" fo:letter-spacing="normal" fo:font-style="normal" fo:font-weight="normal" officeooo:rsid="001668ea" officeooo:paragraph-rsid="001668ea"/>
    </style:style>
    <style:style style:name="P30"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1668ea" officeooo:paragraph-rsid="001857a2"/>
    </style:style>
    <style:style style:name="P31" style:family="paragraph" style:parent-style-name="Standard" style:list-style-name="L6">
      <style:paragraph-properties fo:orphans="2" fo:widows="2"/>
      <style:text-properties fo:font-variant="normal" fo:text-transform="none" fo:color="#222222" style:font-name="sans-serif" fo:font-size="10.5pt" fo:letter-spacing="normal" fo:font-style="normal" fo:font-weight="normal" officeooo:rsid="0041a7b2" officeooo:paragraph-rsid="0041a7b2"/>
    </style:style>
    <style:style style:name="P32"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41a7b2" officeooo:paragraph-rsid="0041d25d"/>
    </style:style>
    <style:style style:name="P33"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44e531" officeooo:paragraph-rsid="004dfa65"/>
    </style:style>
    <style:style style:name="P34" style:family="paragraph" style:parent-style-name="Standard" style:list-style-name="L7">
      <style:paragraph-properties fo:orphans="2" fo:widows="2"/>
      <style:text-properties fo:font-variant="normal" fo:text-transform="none" fo:color="#222222" style:font-name="sans-serif" fo:font-size="10.5pt" fo:letter-spacing="normal" fo:font-style="normal" fo:font-weight="normal" officeooo:rsid="001a42f0" officeooo:paragraph-rsid="001a42f0"/>
    </style:style>
    <style:style style:name="P35" style:family="paragraph" style:parent-style-name="Standard" style:list-style-name="L8">
      <style:paragraph-properties fo:orphans="2" fo:widows="2"/>
      <style:text-properties fo:font-variant="normal" fo:text-transform="none" fo:color="#222222" style:font-name="sans-serif" fo:font-size="10.5pt" fo:letter-spacing="normal" fo:font-style="normal" fo:font-weight="normal" officeooo:rsid="001df551" officeooo:paragraph-rsid="001df551"/>
    </style:style>
    <style:style style:name="P36"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1df551" officeooo:paragraph-rsid="004c69b4"/>
    </style:style>
    <style:style style:name="P37"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1fed53" officeooo:paragraph-rsid="004c69b4"/>
    </style:style>
    <style:style style:name="P38"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1ffbd9" officeooo:paragraph-rsid="00534815"/>
    </style:style>
    <style:style style:name="P39" style:family="paragraph" style:parent-style-name="Standard">
      <style:paragraph-properties fo:orphans="2" fo:widows="2"/>
      <style:text-properties officeooo:rsid="001fed53" officeooo:paragraph-rsid="001df551"/>
    </style:style>
    <style:style style:name="P40" style:family="paragraph" style:parent-style-name="Standard">
      <style:paragraph-properties fo:margin-left="0in" fo:margin-right="0in" fo:orphans="2" fo:widows="2" fo:text-indent="0in" style:auto-text-indent="false"/>
      <style:text-properties fo:font-variant="normal" fo:text-transform="none" fo:color="#222222" style:font-name="sans-serif" fo:font-size="10.5pt" fo:letter-spacing="normal" fo:font-style="normal" fo:font-weight="normal" officeooo:rsid="000f4582" officeooo:paragraph-rsid="000c2d4e"/>
    </style:style>
    <style:style style:name="P41" style:family="paragraph" style:parent-style-name="Standard">
      <style:paragraph-properties fo:margin-left="0in" fo:margin-right="0in" fo:orphans="2" fo:widows="2" fo:text-indent="0in" style:auto-text-indent="false"/>
      <style:text-properties fo:font-variant="normal" fo:text-transform="none" fo:color="#222222" style:font-name="sans-serif" fo:font-size="10.5pt" fo:letter-spacing="normal" fo:font-style="normal" fo:font-weight="normal" officeooo:rsid="001a42f0" officeooo:paragraph-rsid="001df551"/>
    </style:style>
    <style:style style:name="T1" style:family="text">
      <style:text-properties fo:font-variant="normal" fo:text-transform="none" fo:color="#222222" style:font-name="sans-serif" fo:font-size="10.5pt" fo:letter-spacing="normal" fo:font-style="normal" fo:font-weight="normal"/>
    </style:style>
    <style:style style:name="T2" style:family="text">
      <style:text-properties fo:font-variant="normal" fo:text-transform="none" fo:color="#222222" style:font-name="sans-serif" fo:font-size="10.5pt" fo:letter-spacing="normal" fo:font-style="normal" fo:font-weight="normal" officeooo:rsid="000d9fb8"/>
    </style:style>
    <style:style style:name="T3" style:family="text">
      <style:text-properties fo:font-variant="normal" fo:text-transform="none" fo:color="#222222" style:font-name="sans-serif" fo:font-size="10.5pt" fo:letter-spacing="normal" fo:font-style="normal" fo:font-weight="normal" officeooo:rsid="001df551"/>
    </style:style>
    <style:style style:name="T4" style:family="text">
      <style:text-properties fo:font-variant="normal" fo:text-transform="none" fo:color="#222222" style:font-name="sans-serif" fo:font-size="10.5pt" fo:letter-spacing="normal" fo:font-style="normal" fo:font-weight="normal" officeooo:rsid="0030f949"/>
    </style:style>
    <style:style style:name="T5" style:family="text">
      <style:text-properties fo:font-variant="normal" fo:text-transform="none" fo:color="#222222" style:font-name="sans-serif" fo:font-size="10.5pt" fo:letter-spacing="normal" fo:font-style="normal" fo:font-weight="normal" officeooo:rsid="003287bb"/>
    </style:style>
    <style:style style:name="T6" style:family="text">
      <style:text-properties fo:font-variant="normal" fo:text-transform="none" fo:color="#222222" style:font-name="sans-serif" fo:font-size="10.5pt" fo:letter-spacing="normal" fo:font-style="normal" fo:font-weight="normal" officeooo:rsid="003445f5"/>
    </style:style>
    <style:style style:name="T7" style:family="text">
      <style:text-properties fo:font-variant="normal" fo:text-transform="none" fo:color="#222222" style:font-name="sans-serif" fo:font-size="10.5pt" fo:letter-spacing="normal" fo:font-style="normal" fo:font-weight="normal" officeooo:rsid="003b0732"/>
    </style:style>
    <style:style style:name="T8" style:family="text">
      <style:text-properties fo:font-variant="normal" fo:text-transform="none" fo:color="#222222" fo:letter-spacing="normal"/>
    </style:style>
    <style:style style:name="T9" style:family="text">
      <style:text-properties fo:font-variant="normal" fo:text-transform="none" fo:color="#222222" style:font-name="arial" fo:font-size="12pt" fo:letter-spacing="normal" fo:font-style="normal" fo:font-weight="bold"/>
    </style:style>
    <style:style style:name="T10" style:family="text">
      <style:text-properties fo:font-variant="normal" fo:text-transform="none" fo:color="#222222" style:font-name="arial" fo:font-size="12pt" fo:letter-spacing="normal" fo:font-style="normal" fo:font-weight="bold" officeooo:rsid="004ba0dc"/>
    </style:style>
    <style:style style:name="T11" style:family="text">
      <style:text-properties fo:font-variant="normal" fo:text-transform="none" fo:color="#222222" style:font-name="arial" fo:font-size="12pt" fo:letter-spacing="normal" fo:font-style="normal" fo:font-weight="normal"/>
    </style:style>
    <style:style style:name="T12" style:family="text">
      <style:text-properties fo:font-variant="normal" fo:text-transform="none" fo:color="#222222" style:font-name="arial" fo:font-size="12pt" fo:letter-spacing="normal" fo:font-style="normal" fo:font-weight="normal" officeooo:rsid="004ba0dc" style:font-weight-asian="normal" style:font-weight-complex="normal"/>
    </style:style>
    <style:style style:name="T13"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14" style:family="text">
      <style:text-properties style:font-name="Arial"/>
    </style:style>
    <style:style style:name="T15" style:family="text">
      <style:text-properties style:font-name="Arial" officeooo:rsid="003f3fca"/>
    </style:style>
    <style:style style:name="T16" style:family="text">
      <style:text-properties officeooo:rsid="001857a2"/>
    </style:style>
    <style:style style:name="T17" style:family="text">
      <style:text-properties officeooo:rsid="00224f1a"/>
    </style:style>
    <style:style style:name="T18" style:family="text">
      <style:text-properties officeooo:rsid="0022cba0"/>
    </style:style>
    <style:style style:name="T19" style:family="text">
      <style:text-properties officeooo:rsid="002442c4"/>
    </style:style>
    <style:style style:name="T20" style:family="text">
      <style:text-properties officeooo:rsid="0024c114"/>
    </style:style>
    <style:style style:name="T21" style:family="text">
      <style:text-properties officeooo:rsid="0027cf18"/>
    </style:style>
    <style:style style:name="T22" style:family="text">
      <style:text-properties officeooo:rsid="002cee36"/>
    </style:style>
    <style:style style:name="T23" style:family="text">
      <style:text-properties officeooo:rsid="003f3fca"/>
    </style:style>
    <style:style style:name="T24" style:family="text">
      <style:text-properties officeooo:rsid="00476313"/>
    </style:style>
    <style:style style:name="T25" style:family="text">
      <style:text-properties officeooo:rsid="001a42f0"/>
    </style:style>
    <style:style style:name="T26" style:family="text">
      <style:text-properties officeooo:rsid="001df551"/>
    </style:style>
    <style:style style:name="T27" style:family="text">
      <style:text-properties officeooo:rsid="00495301"/>
    </style:style>
    <style:style style:name="T28" style:family="text">
      <style:text-properties officeooo:rsid="004dfa65"/>
    </style:style>
    <style:style style:name="T29" style:family="text">
      <style:text-properties officeooo:rsid="004ff910"/>
    </style:style>
    <style:style style:name="T30" style:family="text">
      <style:text-properties officeooo:rsid="0053481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22">Good afternoon everyone, my name is milad kiwan <text:span text:style-name="T22">and I will present you my the thesis about the state of art of generative models in robotics applications.</text:span></text:p>
      <text:p text:style-name="P19"/>
      <text:p text:style-name="P19"><text:span text:style-name="T11">A </text:span><text:span text:style-name="T9">Generative Model </text:span><text:span text:style-name="T12">is one of the hottest topics in AI, it</text:span><text:span text:style-name="T8"> </text:span><text:span text:style-name="T11">is a powerful way of </text:span><text:span text:style-name="T9">learning</text:span><text:span text:style-name="T8"> </text:span><text:span text:style-name="T11">any kind of data distribution using unsupervised </text:span><text:span text:style-name="T9">learning</text:span><text:span text:style-name="T8"> </text:span><text:span text:style-name="T11">and it has achieved tremendous success in just few years</text:span></text:p>
      <text:p text:style-name="P19"/>
      <text:list xml:id="list5535995778646080787" text:style-name="L1">
        <text:list-item>
          <text:p text:style-name="P24">What GM:</text:p>
        </text:list-item>
      </text:list>
      <text:p text:style-name="P20">the other ml approaches <text:span text:style-name="T17">try to f</text:span>ind pat<text:span text:style-name="T17">t</text:span>erns <text:span text:style-name="T18">in the dataset so when a new input comes it will be matched with these patterns and then a </text:span>final assumption <text:span text:style-name="T17">or decision is taken</text:span>, <text:span text:style-name="T18">while </text:span>GM first <text:span text:style-name="T18">try</text:span> to understand the data<text:span text:style-name="T18">set and try to generate new instances conform to it.</text:span></text:p>
      <text:p text:style-name="P1"/>
      <text:list xml:id="list803724547603747243" text:style-name="L2">
        <text:list-item>
          <text:p text:style-name="P25">VAE</text:p>
        </text:list-item>
      </text:list>
      <text:p text:style-name="P21"><text:span text:style-name="T20">The autoencoder structure </text:span>is composed of two <text:s/>neural networks encoder an decoder <text:s/>connected in the middle <text:span text:style-name="T19">forming a bottleneck</text:span>, usually called vector <text:s/>z, <text:s/><text:span text:style-name="T19">the encoder shrinks to produce the vector z which is a lower dimension <text:s/>representation of the data, <text:s/></text:span></text:p>
      <text:p text:style-name="P21"/>
      <text:p text:style-name="P26">in VAE the encoder finds the probability distribution of data from which th the vector z is sampled then is passed to the decoder to reconstruct the original data.</text:p>
      <text:p text:style-name="P22"/>
      <text:list xml:id="list6537129850845505461" text:style-name="L3">
        <text:list-item>
          <text:p text:style-name="P27">GAN:</text:p>
        </text:list-item>
      </text:list>
      <text:p text:style-name="P23">in one of the most interesting ideas in machine learning, where we haee these 2 networks called generator and discriminator that are trying to fool each other like in 2 players games, the generator try to generate new instances similar the original ones, and the discriminator has to distinguish between the authentic data and the generated ones.</text:p>
      <text:p text:style-name="P23"/>
      <text:p text:style-name="P23">The networks parameters are updated this formula which is derived from the cross entropy loss functions. The aim of the training process is to find saddle point between them. Where the discriminator is not able any more to distinguish between fake and real data.</text:p>
      <text:p text:style-name="P3"/>
      <text:list xml:id="list4751187358609022765" text:style-name="L4">
        <text:list-item>
          <text:p text:style-name="P28">RL:</text:p>
        </text:list-item>
      </text:list>
      <text:p text:style-name="P8">one of machine learning fields employed to develop models that aims to perform actions in an environment. <text:span text:style-name="T21">For example an agent has to learn to get out of a maze, firstly observe its state in the environment choose an action and evalute it then observe the new state so on till finds the exit.</text:span></text:p>
      <text:p text:style-name="P8"/>
      <text:p text:style-name="P2"><text:span text:style-name="T1">The </text:span><text:span text:style-name="T2">environment</text:span><text:span text:style-name="T1"> is typically stated in the form of a </text:span><text:a xlink:type="simple" xlink:href="https://en.wikipedia.org/wiki/Markov_decision_process" text:style-name="Internet_20_link" text:visited-style-name="Visited_20_Internet_20_Link"><text:span text:style-name="T13">Markov decision process</text:span></text:a><text:span text:style-name="T8"> </text:span><text:span text:style-name="T1">(MDP) </text:span><text:span text:style-name="T4">where we need to define state and action spaces, a reward function which is sometimes is very hard to design. </text:span><text:span text:style-name="T5">A transition matrix that define the probability tra</text:span><text:span text:style-name="T7">n</text:span><text:span text:style-name="T5">sition between the states. </text:span><text:span text:style-name="T6">in most robotics application this matrix cant be defined.</text:span></text:p>
      <text:p text:style-name="P40"/>
      <text:p text:style-name="P5"/>
      <text:p text:style-name="P4"/>
      <text:list xml:id="list5872634142073347223" text:style-name="L5">
        <text:list-item>
          <text:p text:style-name="P29">Domain randomization and generative models for robotic grasping</text:p>
        </text:list-item>
      </text:list>
      <text:p text:style-name="P10"/>
      <text:p text:style-name="P10">more than 40,000 object meshes found in the ShapeNet object dataset <text:span text:style-name="T23">were used to generate random object by placing random meshes sequentially so that each mesh intersects with at least one of the preceding meshes. The model firstly was trained on these generated object in virtual simulation.</text:span></text:p>
      <text:p text:style-name="P10"/>
      <text:p text:style-name="P10"><text:span text:style-name="T23">the </text:span>first <text:span text:style-name="T23">part of the model</text:span> is the grasp planning module <text:span text:style-name="T16">consists of N (the dimensionality of the grasp) small NNs, each of them takes as input a representation of the image of the object taken from the robot arm <text:s/>and outputs a softmax over possible values of the grasp,</text:span></text:p>
      <text:p text:style-name="P15"><text:span text:style-name="T23">so essentially </text:span>the planner outputs a probability distribution over possible grasps.</text:p>
      <text:p text:style-name="P9"><text:soft-page-break/></text:p>
      <text:p text:style-name="P11"><text:span text:style-name="T14">the second part is grasp evaluation mode</text:span><text:span text:style-name="T15">l</text:span> <text:s/><text:span text:style-name="T23">that </text:span>outputs a single scalar value corresponding to the likelihood of success of <text:span text:style-name="T23">each</text:span> grasp returned from the planner. </text:p>
      <text:p text:style-name="P11"/>
      <text:p text:style-name="P11"/>
      <text:p text:style-name="P11"/>
      <text:list xml:id="list5943081851012098366" text:style-name="L6">
        <text:list-item>
          <text:p text:style-name="P31">Vision-Based Multi-Task Manipulation for Inexpensive Robots Using End-To-End Learning from Demonstration</text:p>
          <text:p text:style-name="P31"/>
        </text:list-item>
      </text:list>
      <text:p text:style-name="P18">is <text:span text:style-name="T24">one of the most recent and</text:span> complex framework to make the robot learn multi task from demonstrations and it is composed of VAE-GAN structure the encoder returns the representation of the image this representation is then passed to the GAN that acts as a decoder and the policy controller that interact with the environment. </text:p>
      <text:p text:style-name="P18"/>
      <text:p text:style-name="P33">The reason of structure decoder in this way is to add robustness to the image representation returned from the encoder since this reperesentation should fit for different tasks. the econdoer error is compsed of 3 terms, its tipical log-likelihood loss plus a reconstruction error which is mse between the last 2 fully connected layers of the discriminator and its own last 2 layers plus the gan error. </text:p>
      <text:p text:style-name="P33">the policy controller is an LSTM because we want the robot to learn multitasks so the LSTM takes together with the image representation a one-hot vector to identify the task and returns a probability distribution mean variance and a weight for each joint of the robot and a joint configurations are sampled and sent as a command to the robot.</text:p>
      <text:p text:style-name="P36"/>
      <text:p text:style-name="P37"><text:span text:style-name="T26">D</text:span>emonstration was by humans wich many there could be multiple way to perform the same task, even the experminets <text:span text:style-name="T27">were make on real robot showing also a video of the robot behavior </text:span></text:p>
      <text:p text:style-name="P16"/>
      <text:p text:style-name="P16"/>
      <text:p text:style-name="P16"/>
      <text:list xml:id="list1381859824509867044" text:style-name="L7">
        <text:list-item>
          <text:p text:style-name="P34">GAIL</text:p>
        </text:list-item>
      </text:list>
      <text:p text:style-name="P7">is a <text:span text:style-name="T28">beautiful</text:span> combination between gan and rl, so the <text:span text:style-name="T28">structure</text:span> is similar to gan taking hints <text:span text:style-name="T29">from </text:span>actor-critic approach of rl <text:s/>the difference is in the parameters update of the generator, it uses <text:span text:style-name="T25">TRPO algorithm, by finding a trust region </text:span>to move the policy toward<text:span text:style-name="T25">, preventing it of changing too much due to noise in the policy gradient and move it toward expert-like regions of state-action space</text:span></text:p>
      <text:p text:style-name="P6"/>
      <text:p text:style-name="P6"/>
      <text:p text:style-name="P6"/>
      <text:list xml:id="list1971830047486049049" text:style-name="L8">
        <text:list-item>
          <text:p text:style-name="P35">SI-GARL</text:p>
          <text:p text:style-name="P35"/>
        </text:list-item>
      </text:list>
      <text:p text:style-name="P12">discriminator replaces the value functions/the rewards used in the traditional policy evaluation methods.</text:p>
      <text:p text:style-name="P12"/>
      <text:p text:style-name="P39"><text:span text:style-name="T1"/></text:p>
      <text:p text:style-name="P13"/>
      <text:p text:style-name="P13"/>
      <text:p text:style-name="P14">Discusion and conclusion</text:p>
      <text:p text:style-name="P14"/>
      <text:p text:style-name="P38">in robotics high dimensionality always has been and big issue the develepers had to deal with, the authors <text:span text:style-name="T30">of </text:span>the most recent pa<text:span text:style-name="T30">p</text:span>ers moved to latent space instead of working on the raw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sans-serif" svg:font-family="sans-serif"/>
    <style:font-face style:name="FreeSans2" svg:font-family="FreeSans" style:font-family-generic="swiss"/>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22433"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22433"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22433"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22433"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22433"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22433"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22433"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line-height="100%" fo:text-align="center"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22433"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22433"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22433"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left="0.3752in" fo:margin-right="0in" fo:margin-top="0.0835in" fo:margin-bottom="0in" loext:contextual-spacing="false" fo:line-height="100%" fo:text-align="start"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693in" fo:margin-bottom="0in" loext:contextual-spacing="false" fo:line-height="100%" fo:text-align="start" style:justify-single-word="false" fo:text-indent="-0.3126in" style:auto-text-indent="false" style:writing-mode="lr-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555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6pt" fo:font-style="normal" fo:text-shadow="none" style:text-underline-style="none" fo:font-weight="normal" style:font-size-asian="16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484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font-size-asian="14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417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font-size-asian="12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417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font-size-asian="12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417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font-size-asian="12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417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font-size-asian="12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417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font-size-asian="12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22433"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bold" style:font-name-asian="DejaVu Sans" style:font-family-asian="'DejaVu Sans'" style:font-family-generic-asian="system" style:font-pitch-asian="variable" style:font-size-asian="2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835in" fo:margin-bottom="0in" loext:contextual-spacing="false" fo:line-height="100%" fo:text-align="center"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22433"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22433"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3752in" fo:margin-right="0in" fo:margin-top="0.0835in" fo:margin-bottom="0in" loext:contextual-spacing="false" fo:line-height="100%" fo:text-align="start"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8126in" fo:margin-right="0in" fo:margin-top="0.0693in" fo:margin-bottom="0in" loext:contextual-spacing="false" fo:line-height="100%" fo:text-align="start" style:justify-single-word="false" fo:text-indent="-0.3126in" style:auto-text-indent="false" style:writing-mode="lr-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left="1.25in" fo:margin-right="0in" fo:margin-top="0.0555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6pt" fo:font-style="normal" fo:text-shadow="none" style:text-underline-style="none" fo:font-weight="normal" style:font-size-asian="16pt" style:font-style-asian="normal" style:font-weight-asian="normal" style:text-emphasize="none"/>
    </style:style>
    <style:style style:name="Outline_20_4" style:display-name="Outline 4" style:family="paragraph" style:parent-style-name="Outline_20_3" style:default-outline-level="">
      <style:paragraph-properties fo:margin-left="1.75in" fo:margin-right="0in" fo:margin-top="0.0484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left="2.25in" fo:margin-right="0in" fo:margin-top="0.0417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font-size-asian="12pt" style:font-style-asian="normal" style:font-weight-asian="normal" style:text-emphasize="none"/>
    </style:style>
    <style:style style:name="Outline_20_6" style:display-name="Outline 6" style:family="paragraph" style:parent-style-name="Outline_20_5" style:default-outline-level="">
      <style:paragraph-properties fo:margin-left="2.25in" fo:margin-right="0in" fo:margin-top="0.0417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font-size-asian="12pt" style:font-style-asian="normal" style:font-weight-asian="normal" style:text-emphasize="none"/>
    </style:style>
    <style:style style:name="Outline_20_7" style:display-name="Outline 7" style:family="paragraph" style:parent-style-name="Outline_20_6" style:default-outline-level="">
      <style:paragraph-properties fo:margin-left="2.25in" fo:margin-right="0in" fo:margin-top="0.0417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font-size-asian="12pt" style:font-style-asian="normal" style:font-weight-asian="normal" style:text-emphasize="none"/>
    </style:style>
    <style:style style:name="Outline_20_8" style:display-name="Outline 8" style:family="paragraph" style:parent-style-name="Outline_20_7" style:default-outline-level="">
      <style:paragraph-properties fo:margin-left="2.25in" fo:margin-right="0in" fo:margin-top="0.0417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font-size-asian="12pt" style:font-style-asian="normal" style:font-weight-asian="normal" style:text-emphasize="none"/>
    </style:style>
    <style:style style:name="Outline_20_9" style:display-name="Outline 9" style:family="paragraph" style:parent-style-name="Outline_20_8" style:default-outline-level="">
      <style:paragraph-properties fo:margin-left="2.25in" fo:margin-right="0in" fo:margin-top="0.0417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font-size-asian="12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9T16:11:47.949226529</meta:creation-date>
    <dc:date>2020-04-18T20:26:12.189271570</dc:date>
    <meta:editing-duration>P2DT6H56M55S</meta:editing-duration>
    <meta:editing-cycles>63</meta:editing-cycles>
    <meta:generator>LibreOffice/5.1.6.2$Linux_X86_64 LibreOffice_project/10m0$Build-2</meta:generator>
    <meta:document-statistic meta:table-count="0" meta:image-count="0" meta:object-count="0" meta:page-count="2" meta:paragraph-count="31" meta:word-count="893" meta:character-count="5252" meta:non-whitespace-character-count="4384"/>
  </office:meta>
</office:document-meta>
</file>